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fd5" officeooo:paragraph-rsid="001a7f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enas tardes.</text:p>
      <text:p text:style-name="P1">Por caso de fuerza mayor me veo obligado a acompañar a el cuñado de mi madre por urgencias a una cirugía (tiene una hernia estrangulada ).</text:p>
      <text:p text:style-name="P1">Cuando finalice el proceso me comunicaré y pondre al tanto de la actividad.</text:p>
      <text:p text:style-name="P1">Disculpe las molestias.</text:p>
      <text:p text:style-name="P1">(Comparto por Git para inicializar el repositorio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1T14:30:24.950000000</meta:creation-date>
    <dc:date>2023-04-21T14:32:30.160000000</dc:date>
    <meta:editing-duration>PT2M5S</meta:editing-duration>
    <meta:editing-cycles>1</meta:editing-cycles>
    <meta:document-statistic meta:table-count="0" meta:image-count="0" meta:object-count="0" meta:page-count="1" meta:paragraph-count="5" meta:word-count="51" meta:character-count="300" meta:non-whitespace-character-count="254"/>
    <meta:generator>LibreOffice/7.5.1.2$Windows_X86_64 LibreOffice_project/fcbaee479e84c6cd81291587d2ee68cba099e129</meta:generator>
  </office:meta>
</office:document-meta>
</file>